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roiectul <text:span text:style-name="T1">DEX online</text:span> a apărut în 2001, din joacă. În acea perioadă, tocmai învăţasem un minim de HTML şi PHP (două limbaje pentru pagini de web simple şi pentru aplicaţii web mai complexe) şi aveam nevoie de un proiect pe care să exersez aceste cunoştinţe. Fiind student în Boston, ştiam că majoritatea românilor din afara ţării nu au acces la un dicţionar românesc. Mi s-a părut deci o idee bună un proiect care să permită oamenilor să colaboreze pentru a transpune definiţiile din DEX într-o bază de date publică. Totuşi, <text:span text:style-name="T1">DEX online</text:span> a început ca un experiment personal şi nu am anticipat impactul <text:s/>nici complexitatea proiectului.</text:p>
      <text:p text:style-name="P1"/>
      <text:p text:style-name="P1"><text:tab/>Am avut un start mai lent şi după şase luni aveam numai vreo 50 de definiţii, pe sărite, în majoritate trimise tot de mine. Dar curând au apărut primii voluntari şi din acel moment am început să prelucrăm sistematic pagini din DEX, cu o viteză din ce în ce mai mare. Concomitent, numărul de vizitatori a crescut şi de aici au provenit multe sugestii de dezvoltare a proiectului şi a funcţionalităţii. În 2004 am terminat de transpus DEX-ul pe internet, iar la scurt timp după aceea, firma Siveco şi Editura Litera Internaţional ne-au oferit alte patru dicţionare binevenite, inclusiv de sinonime şi de antonime. Astăzi, <text:span text:style-name="T1">DEX online</text:span> se apropie de 300.000 de definiţii.</text:p>
      <text:p text:style-name="P1"/>
      <text:p text:style-name="P1"><text:tab/>Este aproape inutil să enumerăm avantajele unui dicţionar virtual faţă de unul pe hârtie:</text:p>
      <text:p text:style-name="P1"/>
      <text:list text:style-name="L1">
        <text:list-item>
          <text:p text:style-name="P2">Nu cântăreşte nimic şi este disponibil oriunde există internet şi nu numai.</text:p>
        </text:list-item>
        <text:list-item>
          <text:p text:style-name="P2">Căutarea unui cuvânt este mult mai simplă, deoarece nu mai trebuie frunzărite pagini.</text:p>
        </text:list-item>
        <text:list-item>
          <text:p text:style-name="P2">Căutarea cu aşa numitele “expresii regulate” permite interogări dintre cele mai complexe. De exemplu, pentru a afla toate cuvintele care rimează cu “mine”, puteţi căuta şirul <text:span text:style-name="T1">*ine,</text:span><text:span text:style-name="T2"> asteriscul însemnând “orice şir de litere”. Dacă la rebus căutaţi un cuvânt de patru litere care începe cu “a” şi se termină cu “c”, puteţi căuta şirul </text:span><text:span text:style-name="T1">a??c,</text:span><text:span text:style-name="T2"> semnul întrebării ţinând loc oricărei litere.</text:span></text:p>
        </text:list-item>
        <text:list-item>
          <text:p text:style-name="P3">Utilizatorii ne pot semnala foarte uşor greşelile de tipar, pe care le corectăm, pe când într-un dicţionar tipărit ele rămân acolo până la ediţia viitoare (dacă le remarcă vreun cap limpede).</text:p>
        </text:list-item>
        <text:list-item>
          <text:p text:style-name="P3">Oferă definiţii din mai multe surse, ele fiind uşor de confruntat.</text:p>
        </text:list-item>
        <text:list-item>
          <text:p text:style-name="P3"><text:span text:style-name="T1">DEX online</text:span> poate răspunde la interogări imposibile cu un dicţionar pe hârtie, pentru că putem asocia o definiţie cu mai mulţi termeni. De exemplu, puteţi afla numele comun al unei plante căreia nu-i cunoaşteţi decât denumirea latinească.</text:p>
        </text:list-item>
      </text:list>
      <text:p text:style-name="P1"/>
      <text:p text:style-name="P1"><text:tab/>În prezent, <text:span text:style-name="T1">DEX online</text:span> continuă să fie întreţinut de voluntari, iar sarcinile sunt dintre cele mai diverse. Unii răspund la mesajele venite de la vizitatori (care sunt deja prea multe şi prea variate tematic pentru o singură persoană). Alţii moderează definiţiile pe care lumea ni le trimite, corectează greşelile de tipar semnalate de utilizatori şi analizează diferitele contradicţii şi neconcordanţe între definiţiile existente. De voie – de nevoie, am ajuns chiar şi să facem cercetare lingvistică; aceia dintre noi care au mai multe dicţionare şi surse de informare sunt adesea solicitaţi să compileze o definiţie a unui termen care ne lipseşte, pentru că limba este în continuă evoluţie şi munca de întreţinere a unui dicţionar este una continuă. Ca funcţionalitate, sperăm ca în următoarele luni să adăugăm la <text:span text:style-name="T1">DEX online</text:span> flexiunile tuturor cuvintelor, astfel ca utilizatorii noştri să poată vedea, pe lângă definiţia unui cuvânt, şi conjugarea sau declinarea corectă.</text:p>
      <text:p text:style-name="P1"/>
      <text:p text:style-name="P1"><text:tab/><text:span text:style-name="T1">DEX online</text:span> îşi bazează exclusiv existenţa pe software liber, de la sistemul pe care rulează serverul până la editorul de texte cu care am scris codul-sursă şi de la browserul de web folosit pentru testare până la pachetul folosit pentru a răspunde la mesajele prin email. Dincolo de faptul că este gratuit (în limba engleză, termenii “liber” şi “gratuit” sunt omonimi, “free”), software-ul liber porneşte de la principii foarte diferite de software-ul patentat cum ar fi Microsoft Windows. Prin definiţie, oricine îşi procură (contra cost sau gratuit) un software liber îl poate folosi cum vrea, pe oricâte calculatoare, îl poate modifica dacă are nevoie de ceva în plus şi poate distribui oricâte copii oricui doreşte. În acelaşi spirit, am hotărât şi noi ca baza de date a <text:span text:style-name="T1">DEX online</text:span> să fie liberă şi oricine să o poată folosi oricum doreşte. Rezultatele au fost benefice: astăzi există aplicaţii care transferă baza de date a <text:span text:style-name="T1">DEX online</text:span> pe orice calculator, pentru a putea consulta dicţionarul şi în absenţa unei legături la internet <text:s/>(cum ar fi Dixit, <text:a xlink:type="simple" xlink:href="http://dixit.sourceforge.net/">http://dixit.sourceforge.net</text:a>).</text:p>
      <text:p text:style-name="P1"/>
      <text:p text:style-name="P1"><text:tab/>Dincolo de utilitatea lingvistică a proiectului, considerăm că <text:span text:style-name="T1">DEX online</text:span> este un exemplu fascinant de ce pot face o mână de oameni cu puţină conştiinţă civică. Cei mai activi dintre voluntari au trimis definiţii care, puse cap la cap, au lungimea unui roman, fără să mai socotim munca de corectură şi de răspuns la întrebările utilizatorilor. Singurele răsplăţi pe care le primim sunt statisticile cu numărul de vizitatori (cam 400.000 distincţi pe lună) şi un mesaj de mulţumire de la vreun utilizator din când în câ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27T12:48:50</meta:creation-date>
    <dc:date>2006-10-29T16:03:09</dc:date>
    <dc:language>en-US</dc:language>
    <meta:editing-cycles>39</meta:editing-cycles>
    <meta:editing-duration>PT3H22M15S</meta:editing-duration>
    <meta:user-defined meta:name="Info 1"/>
    <meta:user-defined meta:name="Info 2"/>
    <meta:user-defined meta:name="Info 3"/>
    <meta:user-defined meta:name="Info 4"/>
    <meta:document-statistic meta:table-count="0" meta:image-count="0" meta:object-count="0" meta:page-count="2" meta:paragraph-count="12" meta:word-count="819" meta:character-count="5011"/>
  </office:meta>
</office:document-meta>
</file>